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11567B756D5AE792A3C.png" manifest:media-type="image/png"/>
  <manifest:file-entry manifest:full-path="Pictures/10000201000002340000012639FBA1AD67BB15FA.png" manifest:media-type="image/png"/>
  <manifest:file-entry manifest:full-path="Pictures/1000020100000448000001B093BCABF5C3C203B4.png" manifest:media-type="image/png"/>
  <manifest:file-entry manifest:full-path="Pictures/10000201000002C20000015578D31419E78908D0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3B400000208669677992D92E205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97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98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99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00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01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02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03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04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05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06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07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08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09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10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11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12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13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14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15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16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17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18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19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20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21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22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23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24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25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26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27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28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29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30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31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32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33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34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35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36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37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38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39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40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41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42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43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44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45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46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47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48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49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50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51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52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53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54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55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56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57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58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59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60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61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62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63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64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65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66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67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68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69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70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71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72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73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74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75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76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177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178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179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180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81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82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83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84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85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86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87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188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189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190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191" style:family="paragraph" style:parent-style-name="Standard">
      <style:text-properties officeooo:paragraph-rsid="018df001"/>
    </style:style>
    <style:style style:name="P192" style:family="paragraph" style:parent-style-name="Standard">
      <style:text-properties officeooo:rsid="01930f3f" officeooo:paragraph-rsid="01930f3f"/>
    </style:style>
    <style:style style:name="P19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94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95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96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97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98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99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00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01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02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03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04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05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06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07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08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09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10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11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12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13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14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15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16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17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18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19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20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21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22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23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24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25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26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27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28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29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30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31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32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33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34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35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36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37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38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39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40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41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42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43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44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45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46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47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48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49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50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51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52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53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54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55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56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57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58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59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60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61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62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263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264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265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266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267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268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269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270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271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272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273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274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75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276" style:family="paragraph" style:parent-style-name="Standard">
      <style:text-properties fo:font-weight="normal" officeooo:rsid="01af37c7" officeooo:paragraph-rsid="01af37c7" style:font-weight-asian="normal" style:font-weight-complex="normal"/>
    </style:style>
    <style:style style:name="P277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278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279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280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281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282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283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84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85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86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87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288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289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90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91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292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293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294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295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2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2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298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299" style:family="paragraph" style:parent-style-name="Standard" style:list-style-name="L42">
      <style:text-properties fo:font-weight="bold" officeooo:rsid="01ad9b4f" officeooo:paragraph-rsid="01ad9b4f" style:font-weight-asian="bold" style:font-weight-complex="bold"/>
    </style:style>
    <style:style style:name="P300" style:family="paragraph" style:parent-style-name="Standard">
      <style:text-properties fo:font-weight="bold" officeooo:rsid="01ad9b4f" officeooo:paragraph-rsid="01ad9b4f" style:font-weight-asian="bold" style:font-weight-complex="bold"/>
    </style:style>
    <style:style style:name="P301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302" style:family="paragraph" style:parent-style-name="Standard" style:list-style-name="L12">
      <style:text-properties officeooo:rsid="009a9ddc" officeooo:paragraph-rsid="009a9ddc"/>
    </style:style>
    <style:style style:name="P303" style:family="paragraph" style:parent-style-name="Standard" style:list-style-name="L18">
      <style:text-properties officeooo:paragraph-rsid="00ba59c5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officeooo:rsid="0031251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389c7" style:font-weight-asian="bold" style:font-weight-complex="bold"/>
    </style:style>
    <style:style style:name="T16" style:family="text">
      <style:text-properties fo:font-weight="bold" officeooo:rsid="005eec78" style:font-weight-asian="bold" style:font-weight-complex="bold"/>
    </style:style>
    <style:style style:name="T17" style:family="text">
      <style:text-properties fo:font-weight="bold" officeooo:rsid="00b1d311" style:font-weight-asian="bold" style:font-weight-complex="bold"/>
    </style:style>
    <style:style style:name="T18" style:family="text">
      <style:text-properties fo:font-weight="bold" officeooo:rsid="00b488c6" style:font-weight-asian="bold" style:font-weight-complex="bold"/>
    </style:style>
    <style:style style:name="T19" style:family="text">
      <style:text-properties fo:font-weight="bold" officeooo:rsid="00b5aa66" style:font-weight-asian="bold" style:font-weight-complex="bold"/>
    </style:style>
    <style:style style:name="T20" style:family="text">
      <style:text-properties fo:font-weight="bold" officeooo:rsid="00e39c0c" style:font-weight-asian="bold" style:font-weight-complex="bold"/>
    </style:style>
    <style:style style:name="T21" style:family="text">
      <style:text-properties fo:font-weight="bold" officeooo:rsid="01085f2d" style:font-weight-asian="bold" style:font-weight-complex="bold"/>
    </style:style>
    <style:style style:name="T22" style:family="text">
      <style:text-properties fo:font-weight="bold" officeooo:rsid="01098524" style:font-weight-asian="bold" style:font-weight-complex="bold"/>
    </style:style>
    <style:style style:name="T23" style:family="text">
      <style:text-properties fo:font-weight="bold" officeooo:rsid="01238927" style:font-weight-asian="bold" style:font-weight-complex="bold"/>
    </style:style>
    <style:style style:name="T24" style:family="text">
      <style:text-properties fo:font-weight="bold" officeooo:rsid="01625a02" style:font-weight-asian="bold" style:font-weight-complex="bold"/>
    </style:style>
    <style:style style:name="T25" style:family="text">
      <style:text-properties officeooo:rsid="003ecb07"/>
    </style:style>
    <style:style style:name="T26" style:family="text">
      <style:text-properties officeooo:rsid="003f1b83"/>
    </style:style>
    <style:style style:name="T27" style:family="text">
      <style:text-properties fo:color="#ce181e"/>
    </style:style>
    <style:style style:name="T28" style:family="text">
      <style:text-properties officeooo:rsid="00543e01"/>
    </style:style>
    <style:style style:name="T29" style:family="text">
      <style:text-properties officeooo:rsid="00576931"/>
    </style:style>
    <style:style style:name="T30" style:family="text">
      <style:text-properties officeooo:rsid="006c1230"/>
    </style:style>
    <style:style style:name="T31" style:family="text">
      <style:text-properties officeooo:rsid="007922b5"/>
    </style:style>
    <style:style style:name="T32" style:family="text">
      <style:text-properties officeooo:rsid="007bb70b"/>
    </style:style>
    <style:style style:name="T33" style:family="text">
      <style:text-properties officeooo:rsid="007c0f63"/>
    </style:style>
    <style:style style:name="T34" style:family="text">
      <style:text-properties officeooo:rsid="007c78dc"/>
    </style:style>
    <style:style style:name="T35" style:family="text">
      <style:text-properties style:text-position="super 58%"/>
    </style:style>
    <style:style style:name="T36" style:family="text">
      <style:text-properties officeooo:rsid="0080b499"/>
    </style:style>
    <style:style style:name="T37" style:family="text">
      <style:text-properties officeooo:rsid="008b6f88"/>
    </style:style>
    <style:style style:name="T38" style:family="text">
      <style:text-properties officeooo:rsid="009b4733"/>
    </style:style>
    <style:style style:name="T39" style:family="text">
      <style:text-properties officeooo:rsid="00a0e223"/>
    </style:style>
    <style:style style:name="T40" style:family="text">
      <style:text-properties officeooo:rsid="00cf6c69"/>
    </style:style>
    <style:style style:name="T41" style:family="text">
      <style:text-properties officeooo:rsid="00d786d9"/>
    </style:style>
    <style:style style:name="T42" style:family="text">
      <style:text-properties officeooo:rsid="00f06fb6"/>
    </style:style>
    <style:style style:name="T43" style:family="text">
      <style:text-properties officeooo:rsid="01056dcc"/>
    </style:style>
    <style:style style:name="T44" style:family="text">
      <style:text-properties officeooo:rsid="01104f84"/>
    </style:style>
    <style:style style:name="T45" style:family="text">
      <style:text-properties officeooo:rsid="01175117"/>
    </style:style>
    <style:style style:name="T46" style:family="text">
      <style:text-properties officeooo:rsid="012a9c40"/>
    </style:style>
    <style:style style:name="T47" style:family="text">
      <style:text-properties officeooo:rsid="0132cc62"/>
    </style:style>
    <style:style style:name="T48" style:family="text">
      <style:text-properties officeooo:rsid="013bc2aa"/>
    </style:style>
    <style:style style:name="T49" style:family="text">
      <style:text-properties officeooo:rsid="0153e4c9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158d9ab" style:font-style-asian="italic" style:font-style-complex="italic"/>
    </style:style>
    <style:style style:name="T52" style:family="text">
      <style:text-properties officeooo:rsid="015ae351"/>
    </style:style>
    <style:style style:name="T53" style:family="text">
      <style:text-properties officeooo:rsid="01625a02"/>
    </style:style>
    <style:style style:name="T54" style:family="text">
      <style:text-properties officeooo:rsid="0162c560"/>
    </style:style>
    <style:style style:name="T55" style:family="text">
      <style:text-properties officeooo:rsid="01643ea2"/>
    </style:style>
    <style:style style:name="T56" style:family="text">
      <style:text-properties officeooo:rsid="01662541"/>
    </style:style>
    <style:style style:name="T57" style:family="text">
      <style:text-properties officeooo:rsid="016d5a0b"/>
    </style:style>
    <style:style style:name="T58" style:family="text">
      <style:text-properties officeooo:rsid="0170d623"/>
    </style:style>
    <style:style style:name="T59" style:family="text">
      <style:text-properties officeooo:rsid="019bdbcf"/>
    </style:style>
    <style:style style:name="T60" style:family="text">
      <style:text-properties officeooo:rsid="01a323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3">Notes on React and Redux</text:p>
      <text:p text:style-name="P1">React </text:p>
      <text:list xml:id="list2606282442" text:style-name="L1">
        <text:list-item>
          <text:p text:style-name="P194">javascript library that handles <text:span text:style-name="T1">outputting</text:span> content and user interaction.</text:p>
        </text:list-item>
        <text:list-item>
          <text:p text:style-name="P195">Create components to manage the stuff </text:p>
          <text:list>
            <text:list-item>
              <text:p text:style-name="P195"><text:span text:style-name="T15">component is a function or a class that produces HTML using jsx and handle user feedback.</text:span> </text:p>
            </text:list-item>
          </text:list>
        </text:list-item>
        <text:list-item>
          <text:p text:style-name="P277">event handler – <text:span text:style-name="T2">manages the user actions</text:span></text:p>
        </text:list-item>
        <text:list-item>
          <text:p text:style-name="P278">React library – defines what a component is and how they work together</text:p>
        </text:list-item>
        <text:list-item>
          <text:p text:style-name="P278">ReactDOM – how to take a component and make it show up on the DOM</text:p>
        </text:list-item>
      </text:list>
      <text:p text:style-name="P96"/>
      <text:p text:style-name="P2">JSX</text:p>
      <text:list xml:id="list712793625" text:style-name="L2">
        <text:list-item>
          <text:p text:style-name="P196">javascript extension, determines the content of our react app just like normal HTML </text:p>
        </text:list-item>
      </text:list>
      <text:p text:style-name="P97"/>
      <text:p text:style-name="P4">Setup</text:p>
      <text:p text:style-name="P4">Install Node</text:p>
      <text:p text:style-name="P3">Create-react-app </text:p>
      <text:p text:style-name="P108">npm package for boilerplate code for react apps </text:p>
      <text:p text:style-name="P108">command: sudo npm install -g create-react-app <text:s/></text:p>
      <text:list xml:id="list1211724808" text:style-name="L3">
        <text:list-item>
          <text:p text:style-name="P197">creating an application </text:p>
        </text:list-item>
        <text:list-item>
          <text:p text:style-name="P197">command: create-react-app &lt;command&gt; </text:p>
        </text:list-item>
      </text:list>
      <text:p text:style-name="P98"/>
      <text:p text:style-name="P5">Why does create-react-app install many packages?</text:p>
      <text:p text:style-name="P99">Dependencies installed include Babel, Webpack, and Dev Server </text:p>
      <text:p text:style-name="P6">babel – <text:span text:style-name="T2">javascript transpiler – translate new ecmascript into old javascript </text:span></text:p>
      <text:p text:style-name="P110">Useful for running newer code on legacy browsers</text:p>
      <text:p text:style-name="P7">What does it include in a new create-react-app? </text:p>
      <text:p text:style-name="P100">Src – <text:span text:style-name="T13">source code</text:span></text:p>
      <text:p text:style-name="P100">public – <text:span text:style-name="T13">store static files like images</text:span></text:p>
      <text:p text:style-name="P100">node_modules – <text:span text:style-name="T13">contains all project dependencies</text:span></text:p>
      <text:p text:style-name="P100">package.json – <text:span text:style-name="T13">records our project dependencies</text:span></text:p>
      <text:p text:style-name="P101">package-lock.json – records exact version of dependencies</text:p>
      <text:p text:style-name="P100">readme.md – <text:span text:style-name="T13">instructions on how to use the project</text:span></text:p>
      <text:p text:style-name="P111"/>
      <text:p text:style-name="P8"><text:span text:style-name="T27">Bookmark – Notes on JSX Module</text:span> </text:p>
      <text:p text:style-name="P8">JXS </text:p>
      <text:p text:style-name="P102">javascript extended </text:p>
      <text:p text:style-name="P103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08"/>
      <text:p text:style-name="P10">ERROR – INLINE STYLING TO AN INDIVIDUAL ELEMENT</text:p>
      <text:p text:style-name="P109">The `style` prop expects a mapping from style properties to values, not a string. </text:p>
      <text:p text:style-name="P11">Change the syntax:</text:p>
      <text:p text:style-name="P104">example</text:p>
      <text:p text:style-name="P104">&lt;div style = {{backgroundColor:’red’}}&gt;&lt;/div&gt;</text:p>
      <text:p text:style-name="P12">Reference an object <text:span text:style-name="T25">to apply styling </text:span></text:p>
      <text:p text:style-name="P112">example 2</text:p>
      <text:p text:style-name="P105"><text:span text:style-name="T2">&lt;div style = {{b</text:span><text:span text:style-name="T26">order: ‘1px solid red’</text:span><text:span text:style-name="T2">}}&gt;&lt;/div&gt;</text:span></text:p>
      <text:p text:style-name="P13"><text:soft-page-break/>Class vs ClassName</text:p>
      <text:p text:style-name="P113">In HTML, you use class</text:p>
      <text:p text:style-name="P113">ex.</text:p>
      <text:p text:style-name="P113">&lt;h1 class=”green”&gt; hi &lt;/h1&gt;</text:p>
      <text:p text:style-name="P113">In JSX, you use className</text:p>
      <text:p text:style-name="P113">ex.</text:p>
      <text:p text:style-name="P113">&lt;h1 className=”green”&gt; hi &lt;/h1&gt;</text:p>
      <text:p text:style-name="P108"/>
      <text:p text:style-name="P14">How about referencing variables in JSX?</text:p>
      <text:p text:style-name="P114">Use {} to reference it</text:p>
      <text:p text:style-name="P115">ex. </text:p>
      <text:p text:style-name="P115">const buttontext=”clicked”;</text:p>
      <text:p text:style-name="P115">&lt;h1&gt;{buttontext} &lt;/h1&gt;</text:p>
      <text:p text:style-name="P115"/>
      <text:p text:style-name="P15">Values JSX cannot show.</text:p>
      <text:p text:style-name="P106"><text:span text:style-name="T14">Objects</text:span> are not valid as a React child</text:p>
      <text:p text:style-name="P107">You can use objects but you must reference their childs.</text:p>
      <text:p text:style-name="P115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08"/>
      <text:p text:style-name="P19">3 pillars of React Component Usage</text:p>
      <text:list xml:id="list3375747517" text:style-name="L4">
        <text:list-item>
          <text:p text:style-name="P279">Component nesting – <text:span text:style-name="T2">component within anther component</text:span></text:p>
        </text:list-item>
        <text:list-item>
          <text:p text:style-name="P279">component reuseability – <text:span text:style-name="T2">reusable code</text:span></text:p>
        </text:list-item>
        <text:list-item>
          <text:p text:style-name="P279">component configuration – <text:span text:style-name="T2">configure a component when it is created</text:span></text:p>
        </text:list-item>
      </text:list>
      <text:p text:style-name="P108"/>
      <text:p text:style-name="P20">Styling options for React</text:p>
      <text:p text:style-name="P116">Semantics-U<text:span text:style-name="T28">I</text:span></text:p>
      <text:p text:style-name="P108"/>
      <text:p text:style-name="P21">How to use components ?</text:p>
      <text:p text:style-name="P21">Use the tags.</text:p>
      <text:p text:style-name="P117">&lt;<text:span text:style-name="T29">nameofcomponent</text:span> /&gt; </text:p>
      <text:p text:style-name="P117"/>
      <text:p text:style-name="P22">How to use the props in JSX</text:p>
      <text:p text:style-name="P23">props – <text:span text:style-name="T2">system to pass data from the parent down to the child. </text:span></text:p>
      <text:p text:style-name="P118">Example </text:p>
      <text:p text:style-name="P118">&lt;component propname= “prop-value”/&gt;</text:p>
      <text:p text:style-name="P24">Passing javascript variables using props</text:p>
      <text:p text:style-name="P119">const text=”hi”;</text:p>
      <text:p text:style-name="P119">&lt;comment texter={text}/&gt;</text:p>
      <text:p text:style-name="P108"/>
      <text:p text:style-name="P180">Class based components vs Function based components</text:p>
      <text:p text:style-name="P120">Function based – use for simple content</text:p>
      <text:p text:style-name="P120">Class based – use for complex components</text:p>
      <text:list xml:id="list974261416" text:style-name="L5">
        <text:list-item>
          <text:p text:style-name="P198">easier time organizing code </text:p>
        </text:list-item>
        <text:list-item>
          <text:p text:style-name="P198">can use state to handle user input </text:p>
        </text:list-item>
        <text:list-item>
          <text:p text:style-name="P198">can understand lifecycle events <text:span text:style-name="T16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2906330638" text:style-name="L6">
        <text:list-item>
          <text:p text:style-name="P199">Must be a javascript class </text:p>
        </text:list-item>
        <text:list-item>
          <text:p text:style-name="P199">must extend (subclass) react.component </text:p>
        </text:list-item>
        <text:list-item>
          <text:p text:style-name="P199">must define a render method that returns some amount of jsx</text:p>
        </text:list-item>
      </text:list>
      <text:p text:style-name="P108"/>
      <text:p text:style-name="P181">State in React Components</text:p>
      <text:p text:style-name="P27">Rules of state</text:p>
      <text:list xml:id="list669571258" text:style-name="L7">
        <text:list-item>
          <text:p text:style-name="P200">usable only with class components </text:p>
        </text:list-item>
        <text:list-item>
          <text:p text:style-name="P200">you will confuse props with state!</text:p>
        </text:list-item>
        <text:list-item>
          <text:p text:style-name="P200"><text:span text:style-name="T14">State is a JS object</text:span> that contains dta to a component </text:p>
        </text:list-item>
        <text:list-item>
          <text:p text:style-name="P201">updating the state will cause the component to rerender immediately </text:p>
        </text:list-item>
        <text:list-item>
          <text:p text:style-name="P201">state must be initialized <text:span text:style-name="T30">when component is created</text:span></text:p>
        </text:list-item>
        <text:list-item>
          <text:p text:style-name="P201">state can only be updated by the setState property </text:p>
        </text:list-item>
      </text:list>
      <text:p text:style-name="P108"/>
      <text:p text:style-name="P28">What is super?</text:p>
      <text:p text:style-name="P121">class App extends React.Component{</text:p>
      <text:p text:style-name="P121"><text:s text:c="2"/>constructor(props){</text:p>
      <text:p text:style-name="P121"><text:s text:c="4"/>super(props);</text:p>
      <text:p text:style-name="P121"><text:s text:c="2"/>}</text:p>
      <text:list xml:id="list1779618711" text:style-name="L8">
        <text:list-item>
          <text:p text:style-name="P202">we are overriding the constructor class that is in the React.component class. </text:p>
        </text:list-item>
        <text:list-item>
          <text:p text:style-name="P202">It is a reference to the parents constructor function </text:p>
        </text:list-item>
      </text:list>
      <text:p text:style-name="P108"/>
      <text:p text:style-name="P29">You only do initial assignment in the constructor. </text:p>
      <text:p text:style-name="P29"/>
      <text:p text:style-name="P182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31"/>
      <text:p text:style-name="P131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31"><text:soft-page-break/>Component Lifecycle Methods</text:p>
      <text:p text:style-name="P31">Functions called during a components lifecycle</text:p>
      <text:list xml:id="list3126254120" text:style-name="L9">
        <text:list-item>
          <text:p text:style-name="P203">constructor – called when new instance of component is created</text:p>
          <text:list>
            <text:list-item>
              <text:p text:style-name="P204">ONLY INVOKED 1 TIME</text:p>
            </text:list-item>
          </text:list>
        </text:list-item>
        <text:list-item>
          <text:p text:style-name="P203">rendor – called when component is used</text:p>
        </text:list-item>
        <text:list-item>
          <text:p text:style-name="P203">componentDidMount – <text:span text:style-name="T32">best time for data loading</text:span></text:p>
          <text:list>
            <text:list-item>
              <text:p text:style-name="P205">making requests to APIs, geo-location</text:p>
            </text:list-item>
            <text:list-item>
              <text:p text:style-name="P204">ONLY INVOKED 1 TIME</text:p>
            </text:list-item>
          </text:list>
        </text:list-item>
        <text:list-item>
          <text:p text:style-name="P203">compnentDidUpdate – <text:span text:style-name="T33">time to data load new data when state changes</text:span></text:p>
        </text:list-item>
        <text:list-item>
          <text:p text:style-name="P203">componentWill<text:span text:style-name="T31">Unm</text:span>ount – <text:span text:style-name="T34">best time for cleanup </text:span></text:p>
        </text:list-item>
      </text:list>
      <text:p text:style-name="P32">2 ways to <text:span text:style-name="T36">initialize</text:span> state</text:p>
      <text:p text:style-name="P32">1<text:span text:style-name="T35">st</text:span> way </text:p>
      <text:p text:style-name="P122"><text:s text:c="2"/>constructor(props){</text:p>
      <text:p text:style-name="P122"><text:s text:c="4"/>super(props);</text:p>
      <text:p text:style-name="P122"><text:s text:c="4"/>//ONLY ACCEPTABLE TIME</text:p>
      <text:p text:style-name="P122"><text:s text:c="4"/>this.state={lat:null, errorMessage: ''};</text:p>
      <text:p text:style-name="P122"><text:s text:c="2"/>}</text:p>
      <text:p text:style-name="P122"/>
      <text:p text:style-name="P32">2<text:span text:style-name="T35">nd</text:span> way</text:p>
      <text:p text:style-name="P122"><text:s text:c="2"/>state = {lat:null,errorMessage:''};</text:p>
      <text:p text:style-name="P108"/>
      <text:p text:style-name="P183">Notes on Handling User input with Forms and Events</text:p>
      <text:p text:style-name="P123">Project 4 uses API’s and forms with HTML</text:p>
      <text:p text:style-name="P33">Never put parenthsis for callbuck functions.</text:p>
      <text:p text:style-name="P108"><text:s text:c="2"/>onInputChange(){</text:p>
      <text:p text:style-name="P108"/>
      <text:p text:style-name="P108"><text:s text:c="2"/>}</text:p>
      <text:p text:style-name="P108"/>
      <text:p text:style-name="P108">&lt;input type="text" onChange={this.onInputChange}/&gt;</text:p>
      <text:p text:style-name="P124">See how there is no parenthesis?</text:p>
      <text:p text:style-name="P124"/>
      <text:p text:style-name="P34">Ways to handle form events</text:p>
      <text:list xml:id="list4280831323" text:style-name="L10">
        <text:list-item>
          <text:p text:style-name="P280">onClick – <text:span text:style-name="T2">user clicks something</text:span></text:p>
        </text:list-item>
        <text:list-item>
          <text:p text:style-name="P280">onChange – <text:span text:style-name="T2">user changes text in an input</text:span></text:p>
        </text:list-item>
        <text:list-item>
          <text:p text:style-name="P280">onSubmit – <text:span text:style-name="T2">user submits a form</text:span></text:p>
        </text:list-item>
      </text:list>
      <text:p text:style-name="P108"/>
      <text:p text:style-name="P35">Controlled vs uncontrolled form elements</text:p>
      <text:p text:style-name="P36">Main difference - </text:p>
      <text:p text:style-name="P132">Controlled elements are able to return the value of state key pairs at any time!</text:p>
      <text:p text:style-name="P37">Controlled elements store values in components, not the DOM.</text:p>
      <text:p text:style-name="P132"/>
      <text:list xml:id="list2387405022" text:style-name="L11">
        <text:list-item>
          <text:p text:style-name="P206">uncontrolled</text:p>
          <text:list>
            <text:list-item>
              <text:p text:style-name="P206"><text:s/></text:p>
            </text:list-item>
          </text:list>
        </text:list-item>
        <text:list-item>
          <text:p text:style-name="P206">controlled</text:p>
          <text:list>
            <text:list-item>
              <text:p text:style-name="P208">Follows a flow to know what the value of state key pairs are at any time</text:p>
              <text:list>
                <text:list-item>
                  <text:p text:style-name="P209">Flow</text:p>
                </text:list-item>
                <text:list-item>
                  <text:p text:style-name="P209">user types in input </text:p>
                </text:list-item>
                <text:list-item>
                  <text:p text:style-name="P209">callback gets invoked </text:p>
                </text:list-item>
                <text:list-item>
                  <text:p text:style-name="P209">call setState with new value </text:p>
                </text:list-item>
                <text:list-item>
                  <text:p text:style-name="P207"><text:soft-page-break/><text:span text:style-name="T37">component rerenders</text:span> </text:p>
                </text:list-item>
                <text:list-item>
                  <text:p text:style-name="P209">input is told what its value is</text:p>
                </text:list-item>
              </text:list>
            </text:list-item>
          </text:list>
        </text:list-item>
      </text:list>
      <text:p text:style-name="P125"/>
      <text:p text:style-name="P38">Make sure to prevent webpage from reloading after hitting enter.</text:p>
      <text:p text:style-name="P38"/>
      <text:p text:style-name="P39">Understanding this in JS</text:p>
      <text:p text:style-name="P126">Example</text:p>
      <text:p text:style-name="P126"><text:s text:c="2"/>onFormSubmit(e){</text:p>
      <text:p text:style-name="P126"><text:s text:c="4"/>e.preventDefault();</text:p>
      <text:p text:style-name="P126"><text:s text:c="4"/>console.log(this.state.term);</text:p>
      <text:p text:style-name="P126"><text:s text:c="2"/>}</text:p>
      <text:p text:style-name="P126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27">Anytime you want to find the value of this, look to the left of the function call.</text:p>
      <text:p text:style-name="P128">ex. </text:p>
      <text:p text:style-name="P128">class Car{</text:p>
      <text:p text:style-name="P128"><text:tab/>setDriveSound(sound){</text:p>
      <text:p text:style-name="P128"><text:tab/>this.sound=sound;</text:p>
      <text:p text:style-name="P128">}</text:p>
      <text:p text:style-name="P128"><text:tab/>drive(){</text:p>
      <text:p text:style-name="P128"><text:tab/>return this.sound;</text:p>
      <text:p text:style-name="P128">}</text:p>
      <text:p text:style-name="P128">}</text:p>
      <text:p text:style-name="P128"/>
      <text:p text:style-name="P128">car.drive();</text:p>
      <text:p text:style-name="P128">look to the left of drive</text:p>
      <text:p text:style-name="P42">Ways to solve this error?</text:p>
      <text:list xml:id="list2409947376" text:style-name="L12">
        <text:list-item>
          <text:p text:style-name="P281">Use the bind method</text:p>
          <text:p text:style-name="P302"><text:span text:style-name="T14">this.drive = this.drive.bind(this);</text:span><text:span text:style-name="T2"> </text:span></text:p>
        </text:list-item>
      </text:list>
      <text:p text:style-name="P129">class Car{</text:p>
      <text:p text:style-name="P129"><text:tab/>setDriveSound(sound){</text:p>
      <text:p text:style-name="P129"><text:tab/>this.sound=<text:span text:style-name="T38">this.</text:span>sound.<text:span text:style-name="T38">bind(this)</text:span>;</text:p>
      <text:p text:style-name="P129">}</text:p>
      <text:p text:style-name="P129"><text:tab/>drive(){</text:p>
      <text:p text:style-name="P129"><text:tab/>return this.sound;</text:p>
      <text:p text:style-name="P129">}</text:p>
      <text:p text:style-name="P129">}</text:p>
      <text:p text:style-name="P129"/>
      <text:p text:style-name="P129">car.drive();</text:p>
      <text:list xml:id="list1516851656" text:style-name="L13">
        <text:list-item>
          <text:p text:style-name="P282">use an arrow function </text:p>
        </text:list-item>
        <text:list-item>
          <text:p text:style-name="P283">they dont have a this. The this in arrow functions are variables and can use the parents this when one is found.</text:p>
        </text:list-item>
        <text:list-item>
          <text:p text:style-name="P210"/>
        </text:list-item>
      </text:list>
      <text:p text:style-name="P43"/>
      <text:p text:style-name="P126"/>
      <text:p text:style-name="P126"/>
      <text:p text:style-name="P126"/>
      <text:p text:style-name="P126"><text:soft-page-break/></text:p>
      <text:p text:style-name="P44">Passing props from child to <text:span text:style-name="T39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26"/>
      <text:p text:style-name="P130"><text:span text:style-name="T14">Using props</text:span> <text:span text:style-name="T14">in class based components</text:span></text:p>
      <text:p text:style-name="P130">class App extends React.Component{</text:p>
      <text:p text:style-name="P130"><text:tab/>this.props.value=5;</text:p>
      <text:p text:style-name="P130">}</text:p>
      <text:p text:style-name="P126"/>
      <text:p text:style-name="P184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438851337" text:style-name="L14">
        <text:list-item>
          <text:p text:style-name="P211">3<text:span text:style-name="T35">rd</text:span> party package</text:p>
        </text:list-item>
        <text:list-item>
          <text:p text:style-name="P213">install axios in cli</text:p>
        </text:list-item>
      </text:list>
      <text:p text:style-name="P48"/>
      <text:p text:style-name="P48">Fetch</text:p>
      <text:list xml:id="list394240509" text:style-name="L15">
        <text:list-item>
          <text:p text:style-name="P212">function built into modern browsers</text:p>
        </text:list-item>
      </text:list>
      <text:p text:style-name="P133"/>
      <text:p text:style-name="P49">Handling requests with async wait</text:p>
      <text:list xml:id="list1675661534" text:style-name="L16">
        <text:list-item>
          <text:p text:style-name="P284">Flow <text:span text:style-name="T2">of requests</text:span></text:p>
          <text:list>
            <text:list-item>
              <text:p text:style-name="P214">component renders itself 1 time </text:p>
            </text:list-item>
            <text:list-item>
              <text:p text:style-name="P214">onsearchsubmit method called </text:p>
            </text:list-item>
            <text:list-item>
              <text:p text:style-name="P214">request made to unsplash </text:p>
              <text:list>
                <text:list-item>
                  <text:p text:style-name="P214">wait ... </text:p>
                </text:list-item>
              </text:list>
            </text:list-item>
            <text:list-item>
              <text:p text:style-name="P214">request complete </text:p>
            </text:list-item>
            <text:list-item>
              <text:p text:style-name="P214">set image data on state of app component </text:p>
            </text:list-item>
            <text:list-item>
              <text:p text:style-name="P214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1681368771" text:style-name="L17">
        <text:list-item>
          <text:p text:style-name="P215">add a .then to handle the <text:s/>promises(just an object) returned.</text:p>
        </text:list-item>
        <text:list-item>
          <text:p text:style-name="P215"><text:span text:style-name="T14">.</text:span><text:span text:style-name="T17">then only runs after promise is returned.</text:span> </text:p>
        </text:list-item>
      </text:list>
      <text:p text:style-name="P136">Example </text:p>
      <text:p text:style-name="P136">axios.get(https.google.com/hi).<text:span text:style-name="T14">then</text:span>((response) =&gt; {console.log(response)})</text:p>
      <text:list xml:id="list45552942588057" text:continue-numbering="true" text:style-name="L17">
        <text:list-item>
          <text:p text:style-name="P216"><text:s/></text:p>
        </text:list-item>
        <text:list-item>
          <text:p text:style-name="P216"><text:span text:style-name="T18">Use async </text:span><text:span text:style-name="T19">and await keywords</text:span></text:p>
        </text:list-item>
      </text:list>
      <text:p text:style-name="P52">Example </text:p>
      <text:p text:style-name="P137"><text:span text:style-name="T14">async</text:span> functioncalled (){</text:p>
      <text:p text:style-name="P137"><text:tab/>const response = <text:span text:style-name="T14">await</text:span> axios.get(‘www.google.com’);</text:p>
      <text:p text:style-name="P137"/>
      <text:p text:style-name="P51">ERROR – THIS.SETSTATE IS NOT A FUNCTION </text:p>
      <text:p text:style-name="P138">setup an arrow function to fix it.</text:p>
      <text:p text:style-name="P134"/>
      <text:p text:style-name="P185">Notes on CSS Grid</text:p>
      <text:p text:style-name="P134">grid-template-columns: repeat(auto-fill,minmax(250px,1fr));</text:p>
      <text:list xml:id="list2761157527" text:style-name="L18">
        <text:list-item>
          <text:p text:style-name="P217">This will create columns that are automatically generated. Each column will be 250px min</text:p>
        </text:list-item>
        <text:list-item>
          <text:p text:style-name="P303"><text:span text:style-name="T4"><text:s/></text:span><text:span text:style-name="T5">1fr stands for 1 fractional unit which is 1 unit of the available space</text:span></text:p>
        </text:list-item>
      </text:list>
      <text:p text:style-name="P139"/>
      <text:p text:style-name="P53">Accessing the DOM with refs </text:p>
      <text:list xml:id="list4239411012" text:style-name="L19">
        <text:list-item>
          <text:p text:style-name="P218">let ImageCard render itself </text:p>
        </text:list-item>
        <text:list-item>
          <text:p text:style-name="P218">reach into the DOM and figure out hegiht of the image </text:p>
        </text:list-item>
        <text:list-item>
          <text:p text:style-name="P218">set height on state of component </text:p>
        </text:list-item>
        <text:list-item>
          <text:p text:style-name="P218">assign a grid-row-end to make sure image takes up appropriate space</text:p>
        </text:list-item>
        <text:list-item>
          <text:p text:style-name="P285">use static span (span 2) or dynamic spans</text:p>
        </text:list-item>
      </text:list>
      <text:p text:style-name="P54"/>
      <text:p text:style-name="P54">React refs</text:p>
      <text:list xml:id="list416337200" text:style-name="L20">
        <text:list-item>
          <text:p text:style-name="P219">gives access to a single DOM elements </text:p>
        </text:list-item>
        <text:list-item>
          <text:p text:style-name="P219">create refs in constructor, assign to instance variables, then pass to a jsx element as props</text:p>
        </text:list-item>
      </text:list>
      <text:p text:style-name="P134"/>
      <text:p text:style-name="P186">Notes on Redux</text:p>
      <text:p text:style-name="P55">3<text:span text:style-name="T35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284453644" text:style-name="L21">
        <text:list-item>
          <text:p text:style-name="P286">Action Creator</text:p>
          <text:list>
            <text:list-item>
              <text:p text:style-name="P220">function that creates/returns js object <text:span text:style-name="T20">which is an action</text:span></text:p>
            </text:list-item>
          </text:list>
        </text:list-item>
        <text:list-item>
          <text:p text:style-name="P286">Action </text:p>
          <text:list>
            <text:list-item>
              <text:p text:style-name="P220">js object that has type and payload property </text:p>
            </text:list-item>
            <text:list-item>
              <text:p text:style-name="P220">describes change and the context of change in our departments </text:p>
            </text:list-item>
          </text:list>
        </text:list-item>
        <text:list-item>
          <text:p text:style-name="P286">dispatch </text:p>
          <text:list>
            <text:list-item>
              <text:p text:style-name="P221">function takes action, makes copies of it, and passes it to other functions/locations</text:p>
            </text:list-item>
          </text:list>
        </text:list-item>
        <text:list-item>
          <text:p text:style-name="P286">Reducers </text:p>
          <text:list>
            <text:list-item>
              <text:p text:style-name="P222">function that takes actions, and some data and make action to that data</text:p>
            </text:list-item>
            <text:list-item>
              <text:p text:style-name="P222">it centralizes that data as well </text:p>
            </text:list-item>
          </text:list>
        </text:list-item>
        <text:list-item>
          <text:p text:style-name="P286">State</text:p>
          <text:list>
            <text:list-item>
              <text:p text:style-name="P223">object that holds all central data, referenced by reducer</text:p>
            </text:list-item>
          </text:list>
        </text:list-item>
      </text:list>
      <text:p text:style-name="P140"/>
      <text:p text:style-name="P58">Building an insurance company Analogy for Redux </text:p>
      <text:p text:style-name="P141"><text:soft-page-break/>policy </text:p>
      <text:p text:style-name="P141">claim </text:p>
      <text:p text:style-name="P141">customer </text:p>
      <text:p text:style-name="P141"/>
      <text:p text:style-name="P142">Flow of insurance company </text:p>
      <text:list xml:id="list445178320" text:style-name="L22">
        <text:list-item>
          <text:p text:style-name="P224">customer sends form to form receiver </text:p>
        </text:list-item>
        <text:list-item>
          <text:p text:style-name="P224">receiver sends the form to <text:span text:style-name="T40">all</text:span> 3 departments </text:p>
          <text:list>
            <text:list-item>
              <text:p text:style-name="P224">claims history </text:p>
            </text:list-item>
            <text:list-item>
              <text:p text:style-name="P225">policies</text:p>
              <text:list>
                <text:list-item>
                  <text:p text:style-name="P226">maintain list of customers with policies </text:p>
                </text:list-item>
              </text:list>
            </text:list-item>
            <text:list-item>
              <text:p text:style-name="P224">accounting </text:p>
            </text:list-item>
          </text:list>
        </text:list-item>
        <text:list-item>
          <text:p text:style-name="P227">Management will need to ask how many users have policies. </text:p>
          <text:list>
            <text:list-item>
              <text:p text:style-name="P227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34"/>
      <text:p text:style-name="P59">How does this explain Redux?<text:line-break/><text:span text:style-name="T41">In our example, the roles are as follows:</text:span></text:p>
      <text:list xml:id="list2764202980" text:style-name="L23">
        <text:list-item>
          <text:p text:style-name="P287"><text:span text:style-name="T6">Action Creator → person dropping off Form</text:span><text:span text:style-name="T2"> </text:span></text:p>
        </text:list-item>
        <text:list-item>
          <text:p text:style-name="P228">Action → the Form</text:p>
        </text:list-item>
        <text:list-item>
          <text:p text:style-name="P228">dispatch → form receiver</text:p>
        </text:list-item>
        <text:list-item>
          <text:p text:style-name="P228">Reducers → departments </text:p>
        </text:list-item>
        <text:list-item>
          <text:p text:style-name="P288"><text:span text:style-name="T6">State → compiled department data</text:span><text:span text:style-name="T2"> </text:span></text:p>
        </text:list-item>
      </text:list>
      <text:p text:style-name="P149"/>
      <text:p text:style-name="P149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49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49"/>
      <text:p text:style-name="P149"/>
      <text:p text:style-name="P149"/>
      <text:p text:style-name="P149"/>
      <text:p text:style-name="P149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34"/>
      <text:p text:style-name="P134"/>
      <text:p text:style-name="P134"/>
      <text:p text:style-name="P134"/>
      <text:p text:style-name="P61">Overview of App #7 </text:p>
      <text:p text:style-name="P150">Store will be provided to Provider as props. </text:p>
      <text:p text:style-name="P150">It will be passed to App.</text:p>
      <text:p text:style-name="P150">App will use connect component to songlist. </text:p>
      <text:p text:style-name="P62">Connect communicates with the provider tag at the top of the app hierarchy.</text:p>
      <text:p text:style-name="P62"><text:tab/><text:span text:style-name="T42">Can communicate with provider regardless of components in between</text:span></text:p>
      <text:p text:style-name="P143"><text:soft-page-break/>Final view of how the components will interact.</text:p>
      <text:p text:style-name="P143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34"/>
      <text:p text:style-name="P134"/>
      <text:p text:style-name="P63">Types of exports</text:p>
      <text:p text:style-name="P63">Default export</text:p>
      <text:p text:style-name="P134">const selectSong = (song) =&gt;{</text:p>
      <text:p text:style-name="P134"><text:s text:c="2"/>return {</text:p>
      <text:p text:style-name="P134"><text:s text:c="4"/>type: 'SONG_SELECTED',</text:p>
      <text:p text:style-name="P134"><text:s text:c="4"/>payload: song</text:p>
      <text:p text:style-name="P134"><text:s text:c="2"/>};</text:p>
      <text:p text:style-name="P134">};</text:p>
      <text:p text:style-name="P144">export default selectSong</text:p>
      <text:p text:style-name="P144"/>
      <text:p text:style-name="P64">named export </text:p>
      <text:p text:style-name="P144">export const selectSong = (song) =&gt;{</text:p>
      <text:p text:style-name="P144"><text:s text:c="2"/>return {</text:p>
      <text:p text:style-name="P144"><text:s text:c="4"/>type: 'SONG_SELECTED',</text:p>
      <text:p text:style-name="P144"><text:s text:c="4"/>payload: song</text:p>
      <text:p text:style-name="P144"><text:s text:c="2"/>};</text:p>
      <text:p text:style-name="P144">};</text:p>
      <text:p text:style-name="P134"/>
      <text:p text:style-name="P65">Why couldnt we called the selectedSong immediately?<text:line-break/>Why must we hook up selectSong to connect?</text:p>
      <text:p text:style-name="P66">Redux is not magic. </text:p>
      <text:p text:style-name="P145">Redux doest not detect action creators being called </text:p>
      <text:p text:style-name="P146">Redux does not detect a function returning an object that is an action </text:p>
      <text:p text:style-name="P147">In the project, <text:span text:style-name="T14">we add selectSong to connect to have the action be passed to the reducers</text:span></text:p>
      <text:p text:style-name="P134"/>
      <text:p text:style-name="P134"/>
      <text:p text:style-name="P187"><text:soft-page-break/>Notes on Async await with Redux Chunk</text:p>
      <text:p text:style-name="P67">General data loading with Redux</text:p>
      <text:list xml:id="list3824543737" text:style-name="L24">
        <text:list-item>
          <text:p text:style-name="P229">component gets rendered </text:p>
        </text:list-item>
        <text:list-item>
          <text:p text:style-name="P229">component’s ‘componentDidMount’ lifecycle method gets called </text:p>
        </text:list-item>
        <text:list-item>
          <text:p text:style-name="P230">we call action creator from ‘componentDidMount’</text:p>
        </text:list-item>
        <text:list-item>
          <text:p text:style-name="P230">Action creator runs code to make API request </text:p>
        </text:list-item>
        <text:list-item>
          <text:p text:style-name="P230">API responds with data</text:p>
        </text:list-item>
        <text:list-item>
          <text:p text:style-name="P231">action creator returns an action with fetched data on payload property </text:p>
        </text:list-item>
        <text:list-item>
          <text:p text:style-name="P231">reducer sees the action, returns data off the payload </text:p>
        </text:list-item>
        <text:list-item>
          <text:p text:style-name="P232">we generate new state object, which makes redux/react-redux rerender out app</text:p>
        </text:list-item>
      </text:list>
      <text:p text:style-name="P134"/>
      <text:p text:style-name="P68">ERROR : <text:span text:style-name="T7">Actions must be plain objects. Use custom middleware for async actions.</text:span></text:p>
      <text:p text:style-name="P134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51">This is what is happening. <text:span text:style-name="T43">When we call jsonplaceholder with async/await responses, it returns the requested object, not the action!</text:span></text:p>
      <text:p text:style-name="P151"/>
      <text:p text:style-name="P69">How about removing async/await?</text:p>
      <text:p text:style-name="P152">It will not work. <text:span text:style-name="T14">Why? </text:span><text:span text:style-name="T21">Data hasn’t been received yet by the API.</text:span><text:span text:style-name="T22">s</text:span></text:p>
      <text:p text:style-name="P70">Synchronous action creator </text:p>
      <text:p text:style-name="P153">instantly returns an action with data ready to go</text:p>
      <text:p text:style-name="P70">Asynchronous action creator </text:p>
      <text:p text:style-name="P153">takes some time for it to get its data </text:p>
      <text:p text:style-name="P134"/>
      <text:p text:style-name="P71">Middleware in redux</text:p>
      <text:p text:style-name="P154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18105560" text:style-name="L25">
        <text:list-item>
          <text:p text:style-name="P233">middleware – function that gets called with every action we dispatch</text:p>
        </text:list-item>
        <text:list-item>
          <text:p text:style-name="P235">has the ability to STOP, MODIFY, or mess with actions</text:p>
        </text:list-item>
        <text:list-item>
          <text:p text:style-name="P236">tons of open source middlware exist</text:p>
          <text:list>
            <text:list-item>
              <text:p text:style-name="P234"><text:span text:style-name="T44">most popular is dealing with async actions</text:span> </text:p>
            </text:list-item>
          </text:list>
        </text:list-item>
        <text:list-item>
          <text:p text:style-name="P237">use Redux-think for our async issues</text:p>
        </text:list-item>
      </text:list>
      <text:p text:style-name="P134"/>
      <text:p text:style-name="P72">Action Creator Rules</text:p>
      <text:p text:style-name="P72">Normal Rules </text:p>
      <text:list xml:id="list147537663" text:style-name="L26">
        <text:list-item>
          <text:p text:style-name="P238">action creators return action objects </text:p>
        </text:list-item>
        <text:list-item>
          <text:p text:style-name="P238">must have type property </text:p>
        </text:list-item>
        <text:list-item>
          <text:p text:style-name="P238">optionally have a payload</text:p>
        </text:list-item>
      </text:list>
      <text:p text:style-name="P72"/>
      <text:p text:style-name="P72">Rules with Redux-thunk</text:p>
      <text:list xml:id="list3495919471" text:style-name="L27">
        <text:list-item>
          <text:p text:style-name="P289">ACTION CREATORS CAN RETURN ACTION OBJECTS </text:p>
          <text:list>
            <text:list-item>
              <text:p text:style-name="P289">CAN RETURN <text:span text:style-name="T45">ASYNC</text:span> FUNCTIONS </text:p>
            </text:list-item>
          </text:list>
        </text:list-item>
        <text:list-item>
          <text:p text:style-name="P239">must have type property </text:p>
        </text:list-item>
        <text:list-item>
          <text:p text:style-name="P239">optionally have a payload</text:p>
        </text:list-item>
      </text:list>
      <text:p text:style-name="P134"/>
      <text:p text:style-name="P73">In redux thunk, <text:span text:style-name="T2">the middleware takes the action and evaluates it. Is it a object or a function?</text:span></text:p>
      <text:p text:style-name="P158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34">dispatch</text:p>
      <text:p text:style-name="P134"/>
      <text:p text:style-name="P74">Rules for reducers </text:p>
      <text:list xml:id="list2247133488" text:style-name="L28">
        <text:list-item>
          <text:p text:style-name="P240"><text:span text:style-name="T14">must not return value of undefined</text:span> </text:p>
        </text:list-item>
        <text:list-item>
          <text:p text:style-name="P243">produces state/data to be used inside your app using the previous state and action ???</text:p>
          <text:list>
            <text:list-item>
              <text:p text:style-name="P244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90">On the next time, reducer will take state v1 and action #2 to produce a state v2</text:p>
            </text:list-item>
          </text:list>
        </text:list-item>
        <text:list-item>
          <text:p text:style-name="P245">must not return reach ‘out of itself’ to decide what value to return (reducers are pure)</text:p>
          <text:list>
            <text:list-item>
              <text:p text:style-name="P241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3">REDUCER CANNOT READ FILE, API REQUEST, E.G.</text:span> </text:p>
            </text:list-item>
          </text:list>
        </text:list-item>
        <text:list-item>
          <text:p text:style-name="P246">must not mutate its input state argument ???</text:p>
          <text:list>
            <text:list-item>
              <text:p text:style-name="P242"><text:s/><text:span text:style-name="T46">example state = {name: ‘sam’}</text:span></text:p>
            </text:list-item>
            <text:list-item>
              <text:p text:style-name="P247">NEVER MUTATE THE STATE’s name. </text:p>
              <text:list>
                <text:list-item>
                  <text:p text:style-name="P248">Misleading rule , <text:span text:style-name="T47">state can be mutated AND NO ERRORS WILL BE THROWN!</text:span></text:p>
                </text:list-item>
              </text:list>
            </text:list-item>
          </text:list>
        </text:list-item>
      </text:list>
      <text:p text:style-name="P155"/>
      <text:p text:style-name="P75">More on equality of arrays and objects </text:p>
      <text:p text:style-name="P156">const num1 = {value:1}</text:p>
      <text:p text:style-name="P156">const num2 = {value:1}</text:p>
      <text:p text:style-name="P156">num1 === num2</text:p>
      <text:p text:style-name="P156">//not true</text:p>
      <text:p text:style-name="P76"><text:soft-page-break/>Options to update state in reducers</text:p>
      <text:list xml:id="list2328856003" text:style-name="L29">
        <text:list-item>
          <text:p text:style-name="P291">Removing an element</text:p>
          <text:list>
            <text:list-item>
              <text:p text:style-name="P249"><text:s/>state.filter( elem =&gt; elem !==”hi”)</text:p>
            </text:list-item>
          </text:list>
        </text:list-item>
        <text:list-item>
          <text:p text:style-name="P291">adding an element </text:p>
          <text:list>
            <text:list-item>
              <text:p text:style-name="P250">[...state, elem]</text:p>
            </text:list-item>
          </text:list>
        </text:list-item>
        <text:list-item>
          <text:p text:style-name="P291">replacing an element in an array </text:p>
          <text:list>
            <text:list-item>
              <text:p text:style-name="P251">state.map(el =&gt; el === ‘hi’ ? Bye: el)</text:p>
            </text:list-item>
          </text:list>
        </text:list-item>
        <text:list-item>
          <text:p text:style-name="P291">updating a property in an object </text:p>
          <text:list>
            <text:list-item>
              <text:p text:style-name="P252">{… state, nameL ‘sam’}</text:p>
            </text:list-item>
          </text:list>
        </text:list-item>
        <text:list-item>
          <text:p text:style-name="P292">adding a property in an object</text:p>
          <text:list>
            <text:list-item>
              <text:p text:style-name="P292"><text:span text:style-name="T9">{ … state, age : 30}</text:span> </text:p>
            </text:list-item>
          </text:list>
        </text:list-item>
        <text:list-item>
          <text:p text:style-name="P291">removing a property from an object</text:p>
          <text:list>
            <text:list-item>
              <text:p text:style-name="P253">{ … state, age: undefined} <text:span text:style-name="T48">USE LODASH LIBRARY WITH THIS</text:span></text:p>
              <text:list>
                <text:list-item>
                  <text:p text:style-name="P254">import _ from ‘lodash’; <text:span text:style-name="T14">_.omit(state,’age’)</text:span></text:p>
                </text:list-item>
              </text:list>
            </text:list-item>
          </text:list>
        </text:list-item>
      </text:list>
      <text:p text:style-name="P134"/>
      <text:p text:style-name="P77">Project 8 specific:</text:p>
      <text:p text:style-name="P157">Rendering author and relevant blog posts </text:p>
      <text:list xml:id="list2349646144" text:style-name="L30">
        <text:list-item>
          <text:p text:style-name="P255">fetch posts</text:p>
        </text:list-item>
        <text:list-item>
          <text:p text:style-name="P255">show posts in PostList </text:p>
        </text:list-item>
        <text:list-item>
          <text:p text:style-name="P255">each elem in postList will show userheader </text:p>
        </text:list-item>
        <text:list-item>
          <text:p text:style-name="P255">userheader is given ID of user to show </text:p>
        </text:list-item>
        <text:list-item>
          <text:p text:style-name="P255">each userheader attempts to fetch its user </text:p>
          <text:list>
            <text:list-item>
              <text:p text:style-name="P255">multiple users issues fetch requests</text:p>
            </text:list-item>
          </text:list>
        </text:list-item>
        <text:list-item>
          <text:p text:style-name="P255">show the users name in user header</text:p>
        </text:list-item>
      </text:list>
      <text:p text:style-name="P134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59"/>
      <text:p text:style-name="P159"/>
      <text:p text:style-name="P188">Notes on React-Router</text:p>
      <text:p text:style-name="P160">App challenges</text:p>
      <text:list xml:id="list1036296593" text:style-name="L31">
        <text:list-item>
          <text:p text:style-name="P256">navigate seperate pages in application </text:p>
        </text:list-item>
        <text:list-item>
          <text:p text:style-name="P256">allow a user to login/logou</text:p>
        </text:list-item>
        <text:list-item>
          <text:p text:style-name="P256">handle forms in redux </text:p>
        </text:list-item>
        <text:list-item>
          <text:p text:style-name="P256">master CRUD operations in react/redux </text:p>
        </text:list-item>
        <text:list-item>
          <text:p text:style-name="P256">good error handling!</text:p>
        </text:list-item>
      </text:list>
      <text:p text:style-name="P134"/>
      <text:p text:style-name="P80">More on React Router </text:p>
      <text:p text:style-name="P161"><text:span text:style-name="T14">React-router</text:span> – core nagivation lib, Dont install manually </text:p>
      <text:p text:style-name="P161"><text:span text:style-name="T14">react-router-dom </text:span>– navigation for dom-based apps </text:p>
      <text:p text:style-name="P161"><text:span text:style-name="T14">react-router-native </text:span>– navigation for react-native apps </text:p>
      <text:p text:style-name="P161"><text:span text:style-name="T14">react-router-redu</text:span>x – bindings between redux and react router, <text:span text:style-name="T49">avoid this!</text:span></text:p>
      <text:p text:style-name="P134"/>
      <text:p text:style-name="P162">Adding in React-router</text:p>
      <text:p text:style-name="P134">import {BrowserRouter, Route} from 'react-router-dom';</text:p>
      <text:p text:style-name="P134"/>
      <text:p text:style-name="P134"/>
      <text:p text:style-name="P81"><text:soft-page-break/>How does it work?</text:p>
      <text:p text:style-name="P163">React-router only cares about location after domain definition </text:p>
      <text:p text:style-name="P163">ex. </text:p>
      <text:p text:style-name="P163">localhost:3000 → /</text:p>
      <text:p text:style-name="P163">localhost:3000/pageone → /pageone</text:p>
      <text:p text:style-name="P163">localhost:3000/posts/5 <text:s/>→ <text:span text:style-name="T50">/ </text:span><text:span text:style-name="T51">post /5</text:span></text:p>
      <text:p text:style-name="P165"/>
      <text:p text:style-name="P82">Once <text:span text:style-name="T52">BrowserRouter</text:span> is created, history object is created. </text:p>
      <text:p text:style-name="P164">History object keeps track of browser path </text:p>
      <text:p text:style-name="P166">Once router sees change in path, it matches it with the routes and loads up content that matches the path</text:p>
      <text:p text:style-name="P166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67"><text:s text:c="10"/>&lt;Route path="/" exact component={PageOne}&gt;</text:p>
      <text:p text:style-name="P170">Explaining <text:span text:style-name="T14">exact.</text:span></text:p>
      <text:p text:style-name="P170"><text:span text:style-name="T14"><text:tab/></text:span><text:span text:style-name="T24">This will only show routes with an extracted path that matches the above’s route path. </text:span></text:p>
      <text:list xml:id="list200648327" text:style-name="L32">
        <text:list-item>
          <text:p text:style-name="P257"><text:span text:style-name="T24">I</text:span><text:span text:style-name="T14">t evaluates extractedpath=== path</text:span></text:p>
        </text:list-item>
      </text:list>
      <text:p text:style-name="P171"><text:span text:style-name="T14">URL: </text:span>localhost:3000/page1</text:p>
      <text:p text:style-name="P167"><text:s text:c="10"/>&lt;Route path="/" component={PageOne}&gt;</text:p>
      <text:p text:style-name="P168"><text:tab/>&lt;Route path="/<text:span text:style-name="T53">page1</text:span>" component={Page<text:span text:style-name="T56">Three</text:span>}&gt;</text:p>
      <text:list xml:id="list3033089264" text:style-name="L33">
        <text:list-item>
          <text:p text:style-name="P258">Both of these routes will show because without the exact component, <text:span text:style-name="T54">the extracted path ‘/page1’ matches both of the routes </text:span></text:p>
        </text:list-item>
      </text:list>
      <text:p text:style-name="P83">Remember, multiple routes can be shown to the SAME PATH.</text:p>
      <text:p text:style-name="P169">Example </text:p>
      <text:p text:style-name="P169"><text:s text:c="10"/>&lt;Route path="/" <text:s/>component={PageOne}&gt;</text:p>
      <text:p text:style-name="P169"><text:s text:c="10"/>&lt;Route path="/" <text:s/>component={Page<text:span text:style-name="T55">Two</text:span>}&gt;</text:p>
      <text:p text:style-name="P134"/>
      <text:p text:style-name="P134"/>
      <text:p text:style-name="P85">DONT USE ANCHOR TAGS IN REACT ROUTER </text:p>
      <text:p text:style-name="P86">Navigating with anchor tags <text:span text:style-name="T2">will cause the state data to be dumped! </text:span></text:p>
      <text:p text:style-name="P175"/>
      <text:p text:style-name="P87">Instead use link</text:p>
      <text:p text:style-name="P134"><text:s text:c="4"/>&lt;Link to=<text:span text:style-name="T57">&lt;path&gt;</text:span>&gt; Page1 &lt;/Link&gt;</text:p>
      <text:p text:style-name="P134"><text:s text:c="4"/>&lt;Link to="/"&gt; Page1 &lt;/Link&gt;</text:p>
      <text:p text:style-name="P172"><text:soft-page-break/>React-router prevents Link showing up as an anchor tag from fetching newpage. </text:p>
      <text:p text:style-name="P172"/>
      <text:p text:style-name="P88">More on React Router </text:p>
      <text:p text:style-name="P173">there are 3 types of routers made available . The only difference on all of them is how they evaluate the url</text:p>
      <text:list xml:id="list3460425559" text:style-name="L34">
        <text:list-item>
          <text:p text:style-name="P259">browser router </text:p>
          <text:list>
            <text:list-item>
              <text:p text:style-name="P259">looks for everything after the TLD </text:p>
            </text:list-item>
            <text:list-item>
              <text:p text:style-name="P260">most complicated router <text:span text:style-name="T58">to make work </text:span></text:p>
              <text:list>
                <text:list-item>
                  <text:p text:style-name="P293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59">Hashrouter </text:p>
          <text:list>
            <text:list-item>
              <text:p text:style-name="P259">looks for everything after the #</text:p>
            </text:list-item>
            <text:list-item>
              <text:p text:style-name="P261">lot more flexible for web servers</text:p>
            </text:list-item>
          </text:list>
        </text:list-item>
        <text:list-item>
          <text:p text:style-name="P259">memoryrouter</text:p>
          <text:list>
            <text:list-item>
              <text:p text:style-name="P259">doesnt use the URL to track navigation</text:p>
            </text:list-item>
          </text:list>
        </text:list-item>
      </text:list>
      <text:p text:style-name="P134"/>
      <text:p text:style-name="P89">ERROR – YOU SHOULD NOT USE LINK OUTSIDE OF ROUTER</text:p>
      <text:p text:style-name="P174">Instead, put header under browser router. VIOLA! ITS DONE!</text:p>
      <text:p text:style-name="P174"/>
      <text:p text:style-name="P189">Notes on Oauth authentication</text:p>
      <text:list xml:id="list3256428350" text:style-name="L35">
        <text:list-item>
          <text:p text:style-name="P262">use identity provider to authenticate into app </text:p>
        </text:list-item>
        <text:list-item>
          <text:p text:style-name="P263">outside provider notifies app if authentication is successful or not</text:p>
        </text:list-item>
        <text:list-item>
          <text:p text:style-name="P264">it provides back user information (if you have configured this from the identity provider side)</text:p>
        </text:list-item>
      </text:list>
      <text:p text:style-name="P135"/>
      <text:p text:style-name="P90">Oauth for Servers </text:p>
      <text:list xml:id="list3910516724" text:style-name="L36">
        <text:list-item>
          <text:p text:style-name="P265">results in token that a server can use to make request on behalf of the user </text:p>
        </text:list-item>
        <text:list-item>
          <text:p text:style-name="P265">used when we have an app that needs to access user data when user isn’t logged in </text:p>
        </text:list-item>
        <text:list-item>
          <text:p text:style-name="P265">difficult to setup because we need to store info about the user </text:p>
        </text:list-item>
      </text:list>
      <text:p text:style-name="P90"/>
      <text:p text:style-name="P90">Oauth for JS Browser Apps</text:p>
      <text:list xml:id="list153605504" text:style-name="L37">
        <text:list-item>
          <text:p text:style-name="P266">results In a <text:s/>token that a browser app can use to make requests on behalf of the user </text:p>
        </text:list-item>
        <text:list-item>
          <text:p text:style-name="P266">access user data when the user IS LOGGED IN </text:p>
        </text:list-item>
        <text:list-item>
          <text:p text:style-name="P266">easy to setup </text:p>
        </text:list-item>
      </text:list>
      <text:p text:style-name="P91">How to hookup the 0auth library </text:p>
      <text:list xml:id="list2428674411" text:style-name="L38">
        <text:list-item>
          <text:p text:style-name="P267">new project in console.developers.google.com </text:p>
        </text:list-item>
        <text:list-item>
          <text:p text:style-name="P267">setup 0auth confirmation screen </text:p>
        </text:list-item>
        <text:list-item>
          <text:p text:style-name="P267">generate an 0auth clientID</text:p>
        </text:list-item>
        <text:list-item>
          <text:p text:style-name="P267">install google’s api library , initialize with 0auth client ID</text:p>
        </text:list-item>
        <text:list-item>
          <text:p text:style-name="P267">make sure the lib gets called any time the user clicks on ‘Login with Google’</text:p>
        </text:list-item>
        <text:list-item>
          <text:p text:style-name="P267"/>
        </text:list-item>
      </text:list>
      <text:p text:style-name="Standard"/>
      <text:p text:style-name="P93">Important methods for gapi</text:p>
      <text:p text:style-name="P176">.issignedin.get() </text:p>
      <text:list xml:id="list156090689" text:style-name="L39">
        <text:list-item>
          <text:p text:style-name="P268">returns if user is signed in </text:p>
        </text:list-item>
      </text:list>
      <text:p text:style-name="P176"/>
      <text:p text:style-name="P92">Auth component</text:p>
      <text:list xml:id="list2320934575" text:style-name="L40">
        <text:list-item>
          <text:p text:style-name="P294"><text:span text:style-name="T2">get a reference </text:span><text:span text:style-name="T11">to</text:span><text:span text:style-name="T2"> auth object </text:span></text:p>
          <text:list>
            <text:list-item>
              <text:p text:style-name="P294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269">figure out if user is currently signed in </text:p>
        </text:list-item>
        <text:list-item>
          <text:p text:style-name="P269"><text:soft-page-break/>print their authentication status on the screen </text:p>
        </text:list-item>
      </text:list>
      <text:p text:style-name="P191"/>
      <text:p text:style-name="P192">Redux Architecture</text:p>
      <text:p text:style-name="P192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34"/>
      <text:p text:style-name="P94">Redux form to debug redux store </text:p>
      <text:list xml:id="list3313648648" text:style-name="L41">
        <text:list-item>
          <text:p text:style-name="P270">Install the extension to look at the redux store</text:p>
          <text:list>
            <text:list-item>
              <text:p text:style-name="P270">https://github.com/zalmoxisus/redux-devtools-extension</text:p>
            </text:list-item>
          </text:list>
        </text:list-item>
        <text:list-item>
          <text:p text:style-name="P270"><text:span text:style-name="T59">Add extension from Chrome Dev Store</text:span> </text:p>
        </text:list-item>
        <text:list-item>
          <text:p text:style-name="P272">Add in this code </text:p>
        </text:list-item>
      </text:list>
      <text:p text:style-name="P178">//all in root index.js directory</text:p>
      <text:p text:style-name="P178"/>
      <text:p text:style-name="P178">import {createStore, applyMiddleware, compose} from 'redux';</text:p>
      <text:p text:style-name="P178"/>
      <text:p text:style-name="P177">const composeEnhancers= window.__REDUX_DEVTOOLS_EXTENSION_COMPOSE__ || compose;</text:p>
      <text:p text:style-name="P177"/>
      <text:p text:style-name="P177">const store = createStore(</text:p>
      <text:p text:style-name="P177"><text:s text:c="2"/>reducers,</text:p>
      <text:p text:style-name="P177"><text:s text:c="2"/>composeEnhancers(applyMiddleware())</text:p>
      <text:p text:style-name="P177">);</text:p>
      <text:list xml:id="list45552765156958" text:continue-numbering="true" text:style-name="L41">
        <text:list-header>
          <text:p text:style-name="P271"/>
        </text:list-header>
        <text:list-item>
          <text:p text:style-name="P273">localhost:3000?debug_session=asdasd</text:p>
        </text:list-item>
        <text:list-item>
          <text:p text:style-name="P295">This allows you to save redux state data during refreshes.</text:p>
        </text:list-item>
      </text:list>
      <text:p text:style-name="P134"/>
      <text:p text:style-name="P134"/>
      <text:p text:style-name="P190">Notes on Redux Form</text:p>
      <text:p text:style-name="P95">Handling Form data in Redux, <text:span text:style-name="T60">instead</text:span> of DOM</text:p>
      <text:p text:style-name="P179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296">Redux store will have a reducer that will manage inputs.</text:p>
      <text:p text:style-name="P274">This is all included in the <text:span text:style-name="T14">redux form reducer.</text:span></text:p>
      <text:p text:style-name="P274"><text:span text:style-name="T14"/></text:p>
      <text:p text:style-name="P297">How to validate React Form input fields </text:p>
      <text:list xml:id="list2249046386" text:style-name="L42">
        <text:list-item>
          <text:p text:style-name="P275">After form is rendered, it passes values to function validate(formValues)</text:p>
        </text:list-item>
        <text:list-item>
          <text:p text:style-name="P298">validate(formvalues) <text:span text:style-name="T2">is user defined</text:span></text:p>
        </text:list-item>
        <text:list-item>
          <text:p text:style-name="P299"><text:span text:style-name="T2">check if the user entered in valid inputs</text:span></text:p>
          <text:list>
            <text:list-item>
              <text:p text:style-name="P299"><text:span text:style-name="T2">yes: <text:s/></text:span></text:p>
            </text:list-item>
            <text:list-item>
              <text:p text:style-name="P299"><text:span text:style-name="T2">no: </text:span></text:p>
            </text:list-item>
          </text:list>
        </text:list-item>
      </text:list>
      <text:p text:style-name="P300"><text:span text:style-name="T2"/></text:p>
      <text:p text:style-name="P301">API Architecture design</text:p>
      <text:p text:style-name="P276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><text:soft-page-break/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8T04:55:52.123357632</dc:date>
    <meta:editing-duration>P2DT9H3M22S</meta:editing-duration>
    <meta:editing-cycles>328</meta:editing-cycles>
    <meta:generator>LibreOffice/6.0.7.3$Linux_X86_64 LibreOffice_project/00m0$Build-3</meta:generator>
    <meta:document-statistic meta:table-count="0" meta:image-count="16" meta:object-count="0" meta:page-count="20" meta:paragraph-count="489" meta:word-count="2933" meta:character-count="17640" meta:non-whitespace-character-count="15044"/>
  </office:meta>
</office:document-meta>
</file>